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13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4176" calcext:value-type="float">
            <text:p>91.3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6888" calcext:value-type="float">
            <text:p>91.6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4592" calcext:value-type="float">
            <text:p>91.6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1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1648" calcext:value-type="float">
            <text:p>80.2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4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62513846154" calcext:value-type="float">
            <text:p>65.72625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2112" calcext:value-type="float">
            <text:p>76.26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3576774194" calcext:value-type="float">
            <text:p>77.9433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7236" calcext:value-type="float">
            <text:p>77.7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54504" calcext:value-type="float">
            <text:p>77.6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11158709677" calcext:value-type="float">
            <text:p>76.451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2992" calcext:value-type="float">
            <text:p>75.44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3639483871" calcext:value-type="float">
            <text:p>75.1836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7672" calcext:value-type="float">
            <text:p>75.6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3761290323" calcext:value-type="float">
            <text:p>76.0753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94245517241" calcext:value-type="float">
            <text:p>76.50942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4707096774" calcext:value-type="float">
            <text:p>76.635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59437419355" calcext:value-type="float">
            <text:p>77.445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4152" calcext:value-type="float">
            <text:p>77.9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49528" calcext:value-type="float">
            <text:p>78.84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20492903226" calcext:value-type="float">
            <text:p>78.7820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95224" calcext:value-type="float">
            <text:p>78.7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4433548387" calcext:value-type="float">
            <text:p>78.653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4612" calcext:value-type="float">
            <text:p>79.06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6193548387" calcext:value-type="float">
            <text:p>79.68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03862857143" calcext:value-type="float">
            <text:p>80.2703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18820645161" calcext:value-type="float">
            <text:p>82.261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93226206897" calcext:value-type="float">
            <text:p>82.49932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9202580645" calcext:value-type="float">
            <text:p>82.628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26" calcext:value-type="float">
            <text:p>82.34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10619354839" calcext:value-type="float">
            <text:p>81.501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83825806452" calcext:value-type="float">
            <text:p>80.5883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254" calcext:value-type="float">
            <text:p>80.01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7543225807" calcext:value-type="float">
            <text:p>79.5437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5312" calcext:value-type="float">
            <text:p>79.96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64887741936" calcext:value-type="float">
            <text:p>80.3564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246" calcext:value-type="float">
            <text:p>80.6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9602580645" calcext:value-type="float">
            <text:p>81.043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52312" calcext:value-type="float">
            <text:p>81.8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47576" calcext:value-type="float">
            <text:p>82.46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8056774194" calcext:value-type="float">
            <text:p>83.0518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8552" calcext:value-type="float">
            <text:p>82.6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24841290323" calcext:value-type="float">
            <text:p>81.8924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48861935484" calcext:value-type="float">
            <text:p>80.684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6152" calcext:value-type="float">
            <text:p>79.7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15104516129" calcext:value-type="float">
            <text:p>79.411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3488" calcext:value-type="float">
            <text:p>79.85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15494193549" calcext:value-type="float">
            <text:p>80.41154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8082857143" calcext:value-type="float">
            <text:p>80.9798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5932903226" calcext:value-type="float">
            <text:p>81.610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8424" calcext:value-type="float">
            <text:p>82.99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09166896552" calcext:value-type="float">
            <text:p>83.77091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82788" calcext:value-type="float">
            <text:p>84.628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61249655172" calcext:value-type="float">
            <text:p>84.84612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6288" calcext:value-type="float">
            <text:p>84.38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932" calcext:value-type="float">
            <text:p>83.02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45340689655" calcext:value-type="float">
            <text:p>81.94453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39208" calcext:value-type="float">
            <text:p>81.76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36299310345" calcext:value-type="float">
            <text:p>81.67362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835" calcext:value-type="float">
            <text:p>82.0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3928888889" calcext:value-type="float">
            <text:p>82.63139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1549090909" calcext:value-type="float">
            <text:p>83.08515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06864" calcext:value-type="float">
            <text:p>79.7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045" calcext:value-type="float">
            <text:p>79.8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29824" calcext:value-type="float">
            <text:p>79.7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2744347826" calcext:value-type="float">
            <text:p>78.909274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183" calcext:value-type="float">
            <text:p>79.41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929" calcext:value-type="float">
            <text:p>80.67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1324" calcext:value-type="float">
            <text:p>82.2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54472" calcext:value-type="float">
            <text:p>83.10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88981935484" calcext:value-type="float">
            <text:p>83.8288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57806896552" calcext:value-type="float">
            <text:p>83.8257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6010322581" calcext:value-type="float">
            <text:p>82.9876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1083870968" calcext:value-type="float">
            <text:p>81.76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13816" calcext:value-type="float">
            <text:p>81.36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0467096774" calcext:value-type="float">
            <text:p>81.2440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47696" calcext:value-type="float">
            <text:p>81.54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9042580645" calcext:value-type="float">
            <text:p>82.1199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71238571429" calcext:value-type="float">
            <text:p>82.797123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2856774194" calcext:value-type="float">
            <text:p>83.463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6424516129" calcext:value-type="float">
            <text:p>84.586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75792" calcext:value-type="float">
            <text:p>85.1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19624" calcext:value-type="float">
            <text:p>85.60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6104" calcext:value-type="float">
            <text:p>84.9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5852903226" calcext:value-type="float">
            <text:p>83.4515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94007741936" calcext:value-type="float">
            <text:p>82.3194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6488" calcext:value-type="float">
            <text:p>82.1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3748387097" calcext:value-type="float">
            <text:p>82.6403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22596" calcext:value-type="float">
            <text:p>83.052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64463225806" calcext:value-type="float">
            <text:p>83.5564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56757142857" calcext:value-type="float">
            <text:p>84.0556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98077419355" calcext:value-type="float">
            <text:p>84.739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76576774194" calcext:value-type="float">
            <text:p>85.6776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41951724138" calcext:value-type="float">
            <text:p>86.7741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8516129032" calcext:value-type="float">
            <text:p>87.081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9792" calcext:value-type="float">
            <text:p>86.2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8136774194" calcext:value-type="float">
            <text:p>85.0208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44895483871" calcext:value-type="float">
            <text:p>82.894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086" calcext:value-type="float">
            <text:p>81.81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08828387097" calcext:value-type="float">
            <text:p>81.370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06496" calcext:value-type="float">
            <text:p>81.60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20095483871" calcext:value-type="float">
            <text:p>82.102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9188571429" calcext:value-type="float">
            <text:p>82.6809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4433548387" calcext:value-type="float">
            <text:p>82.844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36702222222" calcext:value-type="float">
            <text:p>82.73367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43372307692" calcext:value-type="float">
            <text:p>83.29433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54" calcext:value-type="float">
            <text:p>83.31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5062222222" calcext:value-type="float">
            <text:p>81.80250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6866666667" calcext:value-type="float">
            <text:p>81.1436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54153846154" calcext:value-type="float">
            <text:p>81.1354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44142222222" calcext:value-type="float">
            <text:p>81.57441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42" calcext:value-type="float">
            <text:p>82.10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122" calcext:value-type="float">
            <text:p>82.1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2838" calcext:value-type="float">
            <text:p>82.14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0" meta:object-count="0"/>
    <meta:user-defined meta:name="AppVersion">3.0</meta:user-defined>
  </office:meta>
</office:document-meta>
</file>